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Corbel" svg:font-family="Corbel" style:font-adornments="Gra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Standard">
      <style:paragraph-properties fo:text-align="center" style:justify-single-word="false"/>
      <style:text-properties fo:font-size="18pt" fo:font-style="normal" style:text-underline-style="none" style:font-size-asian="18pt" style:font-style-asian="normal" style:font-size-complex="18pt"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
      <text:p text:style-name="Heading">Solitaire Chess</text:p>
      <text:p text:style-name="P2">Cahier des charges fonctionnel</text:p>
      <text:p text:style-name="Text_20_body"/>
      <text:p text:style-name="Text_20_body"/>
      <text:p text:style-name="Text_20_body"/>
      <text:p text:style-name="Heading"/>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1" text:outline-level="1">Le SolitaireChess</text:h>
      <text:p text:style-name="Text_20_body"/>
      <text:p text:style-name="Text_20_body"><text:tab/>Le SolitaireChess est un jeu de réflexion pour un joueur, qui s'appuie sur le jeu d'échecs. Le but de ce jeu est, sur un échiquier réduit sur lequel sont placés différentes pièces d'échecs, d'effectuer des déplacements de pièces, aboutissants toujours à une prise de pièce, afin de n'avoir plus qu'une seule pièce sur l'échiquier à la fin. Les différents déplacements de pièces sont identiques à ceux utilisés aux échecs.</text:p>
      <text:p text:style-name="Text_20_body"/>
      <text:h text:style-name="Heading_20_1" text:outline-level="1">Fonctionnalités du produit</text:h>
      <text:p text:style-name="Text_20_body"/>
      <text:p text:style-name="Text_20_body"><text:tab/>Le produit consistera en une application Java graphique contenant de nombreux niveaux différents de SolitaireChess, regroupés en degrés de difficulté. Les niveaux se dérouleront sur des échiquiers de 4x4.</text:p>
      <text:p text:style-name="Text_20_body"><text:tab/>Lors du lancement de l'exécutable, l'utilisateur arrivera sur un menu d'accueil, comportant différentes options, telles que « Nouvelle partie », « Charger », « Sélectionner un niveau » ou encore « Quitter ».</text:p>
      <text:list xml:id="list4355831900459699929" text:style-name="L1">
        <text:list-item>
          <text:list>
            <text:list-item>
              <text:p text:style-name="P1">« Nouvelle partie » permettra à l'utilisateur de recommencer une partie à zéro. Il aura également la possibilité de choisir un degré de difficulté sur lequel débuter, parmi tous les degrés existants.</text:p>
            </text:list-item>
            <text:list-item>
              <text:p text:style-name="P1">« Charger » permettra à l'utilisateur de reprendre une de ses parties, précedemment enregistrée. Nous reviendrons plus tard sur le système de sauvegarde.</text:p>
            </text:list-item>
            <text:list-item>
              <text:p text:style-name="P1">« Sélectionner un niveau » permettra à l'utilisateur de sélectionner un niveau parmi ceux déjà terminés auparavant.</text:p>
            </text:list-item>
            <text:list-item>
              <text:p text:style-name="P1">« Quitter » ferme le programme, après demande de confirmation à l'utilisateur.</text:p>
            </text:list-item>
          </text:list>
        </text:list-item>
      </text:list>
      <text:p text:style-name="Text_20_body"/>
      <text:p text:style-name="Text_20_body"><text:tab/>En jeu, l'utilisateur déplacera ses pièces à la souris. </text:p>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Corbel" svg:font-family="Corbel" style:font-adornments="Gra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fo:keep-with-next="always">
        <style:tab-stops/>
      </style:paragraph-properties>
      <style:text-properties style:font-name="Corbel" fo:font-size="28pt" fo:font-weight="bold"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paragraph-properties fo:margin-left="1cm" fo:margin-right="0cm" fo:text-align="start" style:justify-single-word="false" fo:text-indent="-0.76cm" style:auto-text-indent="false">
        <style:tab-stops/>
      </style:paragraph-properties>
      <style:text-properties fo:font-size="22pt" fo:font-weight="bold" style:font-size-asian="115%" style:font-weight-asian="bold" style:font-size-complex="115%" style:font-weight-complex="norma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ibaut EMION</meta:initial-creator>
    <meta:creation-date>2016-06-12T13:03:31.64</meta:creation-date>
    <meta:document-statistic meta:table-count="0" meta:image-count="0" meta:object-count="0" meta:page-count="2" meta:paragraph-count="12" meta:word-count="239" meta:character-count="1529"/>
    <dc:date>2016-06-12T13:40:49.51</dc:date>
    <dc:creator>Thibaut EMION</dc:creator>
    <meta:editing-duration>PT3M34S</meta:editing-duration>
    <meta:editing-cycles>1</meta:editing-cycles>
    <meta:generator>OpenOffice/4.1.1$Win32 OpenOffice.org_project/411m6$Build-9775</meta:generator>
  </office:meta>
</office:document-meta>
</file>